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Droid Sans Mono" svg:font-family="'Droid Sans Mono'" style:font-family-generic="modern" style:font-pitch="fixed"/>
    <style:font-face style:name="Liberation Mono" svg:font-family="'Liberation Mono'" style:font-family-generic="modern" style:font-pitch="fixed"/>
    <style:font-face style:name="DejaVu Sans" svg:font-family="'DejaVu Sans'"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rsid="032463eb" officeooo:paragraph-rsid="032463eb" style:font-size-asian="11pt" style:font-weight-asian="bold" style:font-size-complex="11pt" style:font-weight-complex="bold"/>
    </style:style>
    <style:style style:name="P2"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rsid="00329e51" officeooo:paragraph-rsid="00329e51" style:font-size-asian="11pt" style:font-weight-asian="bold" style:font-size-complex="11pt" style:font-weight-complex="bold"/>
    </style:style>
    <style:style style:name="P3"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normal" officeooo:rsid="00391074" officeooo:paragraph-rsid="031f8b4f" style:font-size-asian="11pt" style:font-weight-asian="normal" style:font-size-complex="11pt" style:font-weight-complex="normal"/>
    </style:style>
    <style:style style:name="P4"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normal" officeooo:rsid="0322ef94" officeooo:paragraph-rsid="0322ef94" style:font-size-asian="11pt" style:font-weight-asian="normal" style:font-size-complex="11pt" style:font-weight-complex="normal"/>
    </style:style>
    <style:style style:name="P5"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bold" officeooo:rsid="0031b09d" officeooo:paragraph-rsid="0039a3e6" style:font-size-asian="11pt" style:font-weight-asian="bold" style:font-size-complex="11pt" style:font-weight-complex="bold"/>
    </style:style>
    <style:style style:name="P6"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29ef83" officeooo:paragraph-rsid="0037a7a6" style:font-size-asian="11pt" style:font-weight-asian="normal" style:font-size-complex="11pt" style:font-weight-complex="normal"/>
    </style:style>
    <style:style style:name="P7"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0346e5e" officeooo:paragraph-rsid="003b209c" style:font-size-asian="11pt" style:font-weight-asian="normal" style:font-size-complex="11pt" style:font-weight-complex="normal"/>
    </style:style>
    <style:style style:name="P8"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3210df4" officeooo:paragraph-rsid="03210df4" style:font-size-asian="11pt" style:font-weight-asian="normal" style:font-size-complex="11pt" style:font-weight-complex="normal"/>
    </style:style>
    <style:style style:name="P9"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1pt" style:text-underline-style="none" fo:font-weight="normal" officeooo:rsid="03265afd" officeooo:paragraph-rsid="03265afd" style:font-size-asian="11pt" style:font-weight-asian="normal" style:font-size-complex="11pt" style:font-weight-complex="normal"/>
    </style:style>
    <style:style style:name="P10" style:family="paragraph" style:parent-style-name="Standard">
      <style:paragraph-properties fo:margin-left="0.4846in" fo:margin-right="0in" fo:margin-top="0.0783in" fo:margin-bottom="0in" loext:contextual-spacing="false" fo:text-align="justify" style:justify-single-word="false" fo:text-indent="-0.0102in" style:auto-text-indent="false">
        <style:tab-stops/>
      </style:paragraph-properties>
      <style:text-properties fo:font-size="10pt" style:text-underline-style="none" fo:font-weight="normal" officeooo:rsid="0018e475" officeooo:paragraph-rsid="001a565b" style:font-size-asian="10pt" style:font-weight-asian="normal" style:font-size-complex="10pt" style:font-weight-complex="normal"/>
    </style:style>
    <style:style style:name="P11" style:family="paragraph" style:parent-style-name="Reszletezes-Fobekezdes">
      <style:text-properties officeooo:paragraph-rsid="033139fa"/>
    </style:style>
    <style:style style:name="P12" style:family="paragraph" style:parent-style-name="Reszletezes-Fobekezdes">
      <style:text-properties fo:font-size="11pt" style:font-size-asian="11pt" style:font-size-complex="11pt"/>
    </style:style>
    <style:style style:name="P13" style:family="paragraph" style:parent-style-name="Normal_20_bekezdes">
      <style:text-properties officeooo:paragraph-rsid="033139fa"/>
    </style:style>
    <style:style style:name="P14" style:family="paragraph" style:parent-style-name="Normal_20_bekezdes">
      <style:text-properties fo:font-size="11pt" style:text-underline-style="none" fo:font-weight="normal" officeooo:rsid="00346e5e" officeooo:paragraph-rsid="033139fa" style:font-size-asian="11pt" style:font-weight-asian="normal" style:font-size-complex="11pt" style:font-weight-complex="normal"/>
    </style:style>
    <style:style style:name="P15" style:family="paragraph" style:parent-style-name="Normal_20_bekezdes">
      <style:text-properties fo:font-size="11pt" style:text-underline-style="none" fo:font-weight="normal" officeooo:rsid="0320f1c4" officeooo:paragraph-rsid="033139fa" style:font-size-asian="11pt" style:font-weight-asian="normal" style:font-size-complex="11pt" style:font-weight-complex="normal"/>
    </style:style>
    <style:style style:name="P16" style:family="paragraph" style:parent-style-name="Console-Normal">
      <style:text-properties officeooo:paragraph-rsid="03307b13"/>
    </style:style>
    <style:style style:name="P17" style:family="paragraph" style:parent-style-name="Standard" style:list-style-name="L1">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rsid="03288f5a" officeooo:paragraph-rsid="03288f5a" style:font-size-asian="11pt" style:font-weight-asian="bold" style:font-size-complex="11pt" style:font-weight-complex="bold"/>
    </style:style>
    <style:style style:name="P18"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bold" officeooo:rsid="00329e51" officeooo:paragraph-rsid="0334c06d" style:font-size-asian="11pt" style:font-weight-asian="bold" style:font-size-complex="11pt" style:font-weight-complex="bold"/>
    </style:style>
    <style:style style:name="P19" style:family="paragraph" style:parent-style-name="Standard">
      <style:paragraph-properties fo:margin-left="0.4547in" fo:margin-right="0in" fo:margin-top="0.0783in" fo:margin-bottom="0in" loext:contextual-spacing="false" fo:text-align="justify" style:justify-single-word="false" fo:text-indent="0in" style:auto-text-indent="false">
        <style:tab-stops/>
      </style:paragraph-properties>
      <style:text-properties fo:font-size="11pt" style:text-underline-style="none" fo:font-weight="normal" officeooo:rsid="001ece9a" officeooo:paragraph-rsid="0031b09d" style:font-size-asian="11pt" style:font-weight-asian="normal" style:font-size-complex="11pt" style:font-weight-complex="normal"/>
    </style:style>
    <style:style style:name="P20" style:family="paragraph" style:parent-style-name="NumberedTitle-1.">
      <style:text-properties officeooo:rsid="0334c06d" officeooo:paragraph-rsid="0334c06d"/>
    </style:style>
    <style:style style:name="P21" style:family="paragraph" style:parent-style-name="NumberedTitle-1." style:master-page-name="">
      <style:paragraph-properties fo:keep-together="always" style:page-number="auto" fo:keep-with-next="always"/>
    </style:style>
    <style:style style:name="P22" style:family="paragraph" style:parent-style-name="Normal_20_bekezdes">
      <style:text-properties officeooo:paragraph-rsid="0334c06d"/>
    </style:style>
    <style:style style:name="P23" style:family="paragraph" style:parent-style-name="Normal_20_bekezdes" style:list-style-name="">
      <style:text-properties fo:font-size="11pt" style:text-underline-style="none" fo:font-weight="normal" officeooo:rsid="00346e5e" officeooo:paragraph-rsid="0334c06d" style:font-size-asian="11pt" style:font-weight-asian="normal" style:font-size-complex="11pt" style:font-weight-complex="normal"/>
    </style:style>
    <style:style style:name="P24" style:family="paragraph" style:parent-style-name="NumberedTitle-1.1_2c_" style:list-style-name="MyNumbering"/>
    <style:style style:name="P25" style:family="paragraph" style:parent-style-name="NumberedTitle-1.1_2c_">
      <style:text-properties officeooo:paragraph-rsid="032f8a6a"/>
    </style:style>
    <style:style style:name="P26" style:family="paragraph" style:parent-style-name="NumberedTitle-1.1_2c_">
      <style:text-properties fo:font-size="11pt" style:text-underline-style="none" fo:font-weight="normal" officeooo:rsid="0322ef94" officeooo:paragraph-rsid="032f8a6a" style:font-size-asian="11pt" style:font-weight-asian="normal" style:font-size-complex="11pt" style:font-weight-complex="normal"/>
    </style:style>
    <style:style style:name="P27" style:family="paragraph" style:parent-style-name="NumberedTitle-1.1_2c_">
      <style:text-properties fo:font-size="11pt" style:text-underline-style="none" fo:font-weight="normal" officeooo:rsid="03265afd" officeooo:paragraph-rsid="03307b13" style:font-size-asian="11pt" style:font-weight-asian="normal" style:font-size-complex="11pt" style:font-weight-complex="normal"/>
    </style:style>
    <style:style style:name="P28" style:family="paragraph" style:parent-style-name="NumberedTitle-1.1_2c_">
      <style:text-properties officeooo:paragraph-rsid="03307b13"/>
    </style:style>
    <style:style style:name="P29" style:family="paragraph" style:parent-style-name="NumberedTitle-1.1_2c_">
      <style:text-properties officeooo:paragraph-rsid="0334c06d"/>
    </style:style>
    <style:style style:name="P30" style:family="paragraph" style:parent-style-name="Reszletezes-Fobekezdes">
      <style:text-properties fo:font-size="11pt" officeooo:paragraph-rsid="0334c06d" style:font-size-asian="11pt" style:font-size-complex="11pt"/>
    </style:style>
    <style:style style:name="P31" style:family="paragraph" style:parent-style-name="Reszletezes-Fobekezdes">
      <style:text-properties officeooo:paragraph-rsid="0334c06d"/>
    </style:style>
    <style:style style:name="P32" style:family="paragraph" style:parent-style-name="Reszletezes-Fobekezdes">
      <style:text-properties officeooo:paragraph-rsid="0336064d"/>
    </style:style>
    <style:style style:name="P33" style:family="paragraph" style:parent-style-name="Reszletezes-Fobekezdes">
      <style:text-properties officeooo:rsid="0336064d" officeooo:paragraph-rsid="0336064d"/>
    </style:style>
    <style:style style:name="P34" style:family="paragraph" style:parent-style-name="Reszletezes-Fobekezdes">
      <style:text-properties officeooo:rsid="0337a7a0" officeooo:paragraph-rsid="0337a7a0"/>
    </style:style>
    <style:style style:name="T1" style:family="text">
      <style:text-properties fo:font-weight="bold" style:font-weight-asian="bold" style:font-weight-complex="bold"/>
    </style:style>
    <style:style style:name="T2" style:family="text">
      <style:text-properties fo:font-weight="bold" officeooo:rsid="0334c06d" style:font-weight-asian="bold" style:font-weight-complex="bold"/>
    </style:style>
    <style:style style:name="T3" style:family="text">
      <style:text-properties fo:font-weight="bold" officeooo:rsid="0336064d" style:font-weight-asian="bold" style:font-weight-complex="bold"/>
    </style:style>
    <style:style style:name="T4" style:family="text">
      <style:text-properties officeooo:rsid="0031b09d"/>
    </style:style>
    <style:style style:name="T5" style:family="text">
      <style:text-properties fo:color="#7a0874" style:font-name="Arial2"/>
    </style:style>
    <style:style style:name="T6" style:family="text">
      <style:text-properties fo:color="#7a0874" style:font-name="Arial2" fo:font-weight="bold" officeooo:rsid="0029ef83"/>
    </style:style>
    <style:style style:name="T7" style:family="text">
      <style:text-properties fo:color="#7a0874" style:font-name="Arial2" fo:font-weight="bold" officeooo:rsid="00329e51"/>
    </style:style>
    <style:style style:name="T8" style:family="text">
      <style:text-properties fo:color="#7a0874" style:font-name="Arial2" fo:font-weight="bold" officeooo:rsid="00391074"/>
    </style:style>
    <style:style style:name="T9" style:family="text">
      <style:text-properties fo:color="#7a0874" style:font-name="Arial2" fo:font-weight="bold" officeooo:rsid="0029ef83" style:font-weight-asian="bold" style:font-weight-complex="bold"/>
    </style:style>
    <style:style style:name="T10" style:family="text">
      <style:text-properties fo:color="#7a0874" style:font-name="Arial2" fo:font-size="11pt" style:text-underline-style="none" fo:font-weight="bold" officeooo:rsid="0029ef83" style:font-size-asian="11pt" style:font-weight-asian="normal" style:font-size-complex="11pt" style:font-weight-complex="normal"/>
    </style:style>
    <style:style style:name="T11" style:family="text">
      <style:text-properties fo:color="#7a0874" fo:font-weight="bold" officeooo:rsid="0029ef83"/>
    </style:style>
    <style:style style:name="T12" style:family="text">
      <style:text-properties fo:color="#7a0874" fo:font-size="11pt" style:text-underline-style="none" fo:font-weight="bold" officeooo:rsid="0029ef83" style:font-size-asian="11pt" style:font-weight-asian="normal" style:font-size-complex="11pt" style:font-weight-complex="normal"/>
    </style:style>
    <style:style style:name="T13" style:family="text">
      <style:text-properties fo:color="#000000" style:font-name="Arial2"/>
    </style:style>
    <style:style style:name="T14" style:family="text">
      <style:text-properties fo:color="#000000" style:font-name="Arial2" fo:font-weight="bold" officeooo:rsid="0320f1c4" style:font-weight-asian="bold" style:font-weight-complex="bold"/>
    </style:style>
    <style:style style:name="T15" style:family="text">
      <style:text-properties fo:color="#000000" style:font-name="Arial2" officeooo:rsid="0023d4df"/>
    </style:style>
    <style:style style:name="T16" style:family="text">
      <style:text-properties fo:color="#807171" fo:font-weight="bold" officeooo:rsid="0029ef83"/>
    </style:style>
    <style:style style:name="T17" style:family="text">
      <style:text-properties fo:color="#807171" style:font-name="Arial2" fo:font-weight="bold" officeooo:rsid="0029ef83"/>
    </style:style>
    <style:style style:name="T18" style:family="text">
      <style:text-properties fo:color="#807171" style:font-name="Arial2" fo:font-weight="bold" officeooo:rsid="03210df4"/>
    </style:style>
    <style:style style:name="T19" style:family="text">
      <style:text-properties fo:color="#807171" style:font-name="Arial2" fo:font-size="11pt" style:text-underline-style="none" fo:font-weight="bold" officeooo:rsid="03210df4" style:font-size-asian="11pt" style:font-weight-asian="normal" style:font-size-complex="11pt" style:font-weight-complex="normal"/>
    </style:style>
    <style:style style:name="T20" style:family="text">
      <style:text-properties officeooo:rsid="0023d4df"/>
    </style:style>
    <style:style style:name="T21" style:family="text">
      <style:text-properties officeooo:rsid="00266102"/>
    </style:style>
    <style:style style:name="T22" style:family="text">
      <style:text-properties officeooo:rsid="03283646"/>
    </style:style>
    <style:style style:name="T23" style:family="text">
      <style:text-properties fo:font-size="11pt" style:text-underline-style="none" fo:font-weight="bold" officeooo:rsid="0322ef94" style:font-size-asian="11pt" style:font-weight-asian="bold" style:font-size-complex="11pt" style:font-weight-complex="bold"/>
    </style:style>
    <style:style style:name="T24" style:family="text">
      <style:text-properties fo:font-size="11pt" style:text-underline-style="none" fo:font-weight="normal" officeooo:rsid="03210df4" style:font-size-asian="11pt" style:font-weight-asian="normal" style:font-size-complex="11pt" style:font-weight-complex="normal"/>
    </style:style>
    <style:style style:name="T25" style:family="text">
      <style:text-properties fo:font-size="11pt" style:text-underline-style="none" fo:font-weight="normal" officeooo:rsid="0322ef94" style:font-size-asian="11pt" style:font-weight-asian="normal" style:font-size-complex="11pt" style:font-weight-complex="normal"/>
    </style:style>
    <style:style style:name="T26" style:family="text">
      <style:text-properties fo:font-size="11pt" style:text-underline-style="none" fo:font-weight="normal" officeooo:rsid="0010c046" style:font-size-asian="11pt" style:font-weight-asian="normal" style:font-size-complex="11pt" style:font-weight-complex="normal"/>
    </style:style>
    <style:style style:name="T27" style:family="text">
      <style:text-properties style:text-underline-style="none" fo:font-weight="normal" officeooo:rsid="0320f1c4" style:font-weight-asian="normal" style:font-weight-complex="normal"/>
    </style:style>
    <style:style style:name="T28" style:family="text">
      <style:text-properties style:text-underline-style="none" fo:font-weight="bold" officeooo:rsid="0320f1c4" style:font-weight-asian="bold" style:font-weight-complex="bold"/>
    </style:style>
    <style:style style:name="T29" style:family="text">
      <style:text-properties officeooo:rsid="03330a53"/>
    </style:style>
    <style:style style:name="T30" style:family="text">
      <style:text-properties officeooo:rsid="0334c06d"/>
    </style:style>
    <style:style style:name="T31" style:family="text">
      <style:text-properties fo:font-weight="normal" style:font-weight-asian="normal" style:font-weight-complex="normal"/>
    </style:style>
    <style:style style:name="T32" style:family="text">
      <style:text-properties fo:font-weight="normal" officeooo:rsid="0334c06d" style:font-weight-asian="normal" style:font-weight-complex="normal"/>
    </style:style>
    <style:style style:name="T33" style:family="text">
      <style:text-properties fo:font-weight="normal" officeooo:rsid="0336064d" style:font-weight-asian="normal" style:font-weight-complex="normal"/>
    </style:style>
    <style:style style:name="T34" style:family="text">
      <style:text-properties officeooo:rsid="0336064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ainTittle">Development Environment</text:p>
      <text:list xml:id="list6617338538284423212" text:style-name="MyNumbering">
        <text:list-item>
          <text:p text:style-name="P20">Postgresql</text:p>
          <text:list>
            <text:list-item>
              <text:h text:style-name="NumberedTitle-1.1_2c_" text:outline-level="2">Install <text:span text:style-name="T4">Postgresql</text:span></text:h>
            </text:list-item>
          </text:list>
        </text:list-item>
      </text:list>
      <text:p text:style-name="Console-Normal">$ <text:span text:style-name="T12">sudo apt-get install postgresql</text:span></text:p>
      <text:list xml:id="list175344491333714" text:continue-numbering="true" text:style-name="MyNumbering">
        <text:list-item>
          <text:list>
            <text:list-item>
              <text:h text:style-name="NumberedTitle-1.1_2c_" text:outline-level="2">Install phpgAdmin</text:h>
            </text:list-item>
          </text:list>
        </text:list-item>
      </text:list>
      <text:p text:style-name="Console-Normal"><text:span text:style-name="T21">$ </text:span><text:span text:style-name="T11">sudo apt-get install phppgadmin</text:span></text:p>
      <text:list xml:id="list175344528505303" text:continue-numbering="true" text:style-name="MyNumbering">
        <text:list-item>
          <text:list>
            <text:list-item>
              <text:h text:style-name="NumberedTitle-1.1_2c_" text:outline-level="2">Follow the steps in the Installation guide to make it work properly</text:h>
            </text:list-item>
          </text:list>
        </text:list-item>
      </text:list>
      <text:p text:style-name="P1"/>
      <text:list xml:id="list175345471852322" text:continue-numbering="true" text:style-name="MyNumbering">
        <text:list-item>
          <text:p text:style-name="NumberedTitle-1.">Git</text:p>
        </text:list-item>
      </text:list>
      <text:p text:style-name="Normal_20_bekezdes">Git is a version control system designed to handle everything from small to very large projekts with speed and efficiency.</text:p>
      <text:list xml:id="list175344702207372" text:continue-numbering="true" text:style-name="MyNumbering">
        <text:list-item>
          <text:list>
            <text:list-item>
              <text:h text:style-name="P24" text:outline-level="2">Install Git</text:h>
            </text:list-item>
          </text:list>
        </text:list-item>
      </text:list>
      <text:p text:style-name="Console-Normal">$ <text:span text:style-name="Source_20_Text"><text:span text:style-name="T6">sudo apt-get update</text:span></text:span></text:p>
      <text:p text:style-name="Console-Normal">$ <text:span text:style-name="Source_20_Text"><text:span text:style-name="T6">sudo apt-get instal </text:span></text:span><text:span text:style-name="Source_20_Text"><text:span text:style-name="T8">git</text:span></text:span></text:p>
      <text:list xml:id="list175343887699961" text:continue-numbering="true" text:style-name="MyNumbering">
        <text:list-header>
          <text:p text:style-name="NumberedTitle-1."/>
        </text:list-header>
        <text:list-item>
          <text:p text:style-name="NumberedTitle-1.">Java</text:p>
        </text:list-item>
      </text:list>
      <text:p text:style-name="Normal_20_bekezdes">Java is a general-purpose computer programming language that is concurrent, class-based, object-oriented, and specifically designed to have as few implementation dependencies as possible. It is intended to let application developers "write once, run anywhere" (WORA), meaning that compiled Java code can run on all platforms that support Java without the need for recompilation</text:p>
      <text:p text:style-name="P3"/>
      <text:list xml:id="list175343916296883" text:continue-numbering="true" text:style-name="MyNumbering">
        <text:list-item>
          <text:list>
            <text:list-item>
              <text:h text:style-name="P25" text:outline-level="2">Download the Java JDE tar.gz</text:h>
            </text:list-item>
            <text:list-item>
              <text:h text:style-name="P25" text:outline-level="2"><text:span text:style-name="T24">Untar it and put it in the file system. For example /usr/local/</text:span><text:span text:style-name="T25">libraries</text:span><text:span text:style-name="T24">/</text:span></text:h>
            </text:list-item>
            <text:list-item>
              <text:h text:style-name="P25" text:outline-level="2"><text:span text:style-name="T25">Add/modify the path to the </text:span><text:span text:style-name="T23">java</text:span><text:span text:style-name="T25"> in the </text:span><text:span text:style-name="T23">PATH</text:span><text:span text:style-name="T25"> shell variable. For example in the </text:span><text:span text:style-name="T23">~/.bashrc:</text:span><text:span text:style-name="T25"> PATH=$PATH:/usr/local/libraries/jdk…/jre/bin</text:span></text:h>
            </text:list-item>
            <text:list-item>
              <text:h text:style-name="P25" text:outline-level="2"><text:span text:style-name="T25">Add/modify the path to the jdk in the </text:span><text:span text:style-name="T23">JAVA_HOME</text:span><text:span text:style-name="T25"> shell variable. For example in the </text:span><text:span text:style-name="T23">~/.bashrc:</text:span><text:span text:style-name="T25"> JAVA_HOME=/usr/local/libraries/jdk…</text:span></text:h>
            </text:list-item>
            <text:list-item>
              <text:h text:style-name="P26" text:outline-level="2">Export the the shell variables. For example in the ~/.bashrc: export PATH export JAVA_HOME</text:h>
            </text:list-item>
          </text:list>
        </text:list-item>
      </text:list>
      <text:p text:style-name="P4"/>
      <text:list xml:id="list175344005495538" text:continue-numbering="true" text:style-name="MyNumbering">
        <text:list-item>
          <text:p text:style-name="NumberedTitle-1."><text:s/>Eclipse</text:p>
        </text:list-item>
      </text:list>
      <text:p text:style-name="Normal_20_bekezdes">Eclipse is an integrated development environment (IDE) used in computer programming, and is the most widely used Java IDE.</text:p>
      <text:p text:style-name="P7"/>
      <text:list xml:id="list175345103827148" text:continue-numbering="true" text:style-name="MyNumbering">
        <text:list-item>
          <text:list>
            <text:list-item>
              <text:h text:style-name="P28" text:outline-level="2">Download the newest Eclipse zip/tar</text:h>
            </text:list-item>
            <text:list-item>
              <text:h text:style-name="P27" text:outline-level="2">Unzip it and put it into the file system. For example /usr/local/programs</text:h>
            </text:list-item>
            <text:list-item>
              <text:h text:style-name="P27" text:outline-level="2">Follow the installation guide to set it up properly.</text:h>
            </text:list-item>
          </text:list>
        </text:list-item>
      </text:list>
      <text:p text:style-name="P9"/>
      <text:list xml:id="list175344689095038" text:continue-numbering="true" text:style-name="MyNumbering">
        <text:list-item>
          <text:p text:style-name="P21"><text:soft-page-break/>Maven</text:p>
        </text:list-item>
      </text:list>
      <text:p text:style-name="Normal_20_bekezdes">Apache Maven is a software projekt management and comprehension tool. Based on the concept of a projekt object model (POM), Maven can manage projekt's build, reporting and documentation from a central piece of information.</text:p>
      <text:p text:style-name="P6"/>
      <text:list xml:id="list175344491745474" text:continue-numbering="true" text:style-name="MyNumbering">
        <text:list-item>
          <text:list>
            <text:list-item>
              <text:h text:style-name="NumberedTitle-1.1_2c_" text:outline-level="2">Install Maven</text:h>
            </text:list-item>
          </text:list>
        </text:list-item>
      </text:list>
      <text:p text:style-name="P16">$ <text:span text:style-name="Source_20_Text"><text:span text:style-name="T6">sudo apt-get update</text:span></text:span></text:p>
      <text:p text:style-name="P16"><text:span text:style-name="T26">$ </text:span><text:span text:style-name="Source_20_Text"><text:span text:style-name="T10">sudo apt-get instal maven</text:span></text:span></text:p>
      <text:p text:style-name="P10"/>
      <text:list xml:id="list175343944633576" text:continue-numbering="true" text:style-name="MyNumbering">
        <text:list-item>
          <text:list>
            <text:list-item>
              <text:h text:style-name="NumberedTitle-1.1_2c_" text:outline-level="2">Generate a Maven based proje<text:span text:style-name="T22">c</text:span>t</text:h>
            </text:list-item>
          </text:list>
        </text:list-item>
      </text:list>
      <text:p text:style-name="Console-Normal">$ <text:span text:style-name="Source_20_Text"><text:span text:style-name="T9">mvn archetype:generate -DgroupId=</text:span></text:span><text:span text:style-name="Source_20_Text"><text:span text:style-name="T14">{group_id}</text:span></text:span><text:span text:style-name="Source_20_Text"><text:span text:style-name="T9"> -DartifactId=</text:span></text:span><text:span text:style-name="Source_20_Text"><text:span text:style-name="T14">{artifact_id}</text:span></text:span><text:span text:style-name="Source_20_Text"><text:span text:style-name="T9"> -DarchetypeArtifactId=maven-archetype-quickstart -Dinteractivemode=false</text:span></text:span></text:p>
      <text:p text:style-name="P11">{group_id}<text:tab/>Identifies your project uniquely across all projects, so we need to enforce a naming schema. It has to follow the package name rules, what means that has to be at least as a domain name you control, and you can create as many subgroups as you want. For example: <text:span text:style-name="T1">hu.akoel.test</text:span></text:p>
      <text:p text:style-name="P12"><text:span text:style-name="T27">{artifact_id}<text:tab/>Is the name of the jar without version. If you created it then you can choose whatever name you want with lowercase letters and no strange symbols. If it's a third party jar you have to take the name of the jar as it's distributed. For example: </text:span><text:span text:style-name="T28">hu-akoel-test</text:span></text:p>
      <text:list xml:id="list175344508604786" text:continue-numbering="true" text:style-name="MyNumbering">
        <text:list-item>
          <text:p text:style-name="NumberedTitle-1.">Robotframework</text:p>
        </text:list-item>
      </text:list>
      <text:p text:style-name="Normal_20_bekezdes">Robot Framework is a generic test automation framework for acceptance testing and acceptance test-driven development (ATDD)</text:p>
      <text:p text:style-name="P8"/>
      <text:list xml:id="list175344308611696" text:continue-numbering="true" text:style-name="MyNumbering">
        <text:list-item>
          <text:list>
            <text:list-item>
              <text:h text:style-name="NumberedTitle-1.1_2c_" text:outline-level="2">Install Robotframework</text:h>
            </text:list-item>
          </text:list>
        </text:list-item>
      </text:list>
      <text:p text:style-name="Console-Normal"><text:span text:style-name="Source_20_Text"><text:span text:style-name="T19">#Python</text:span></text:span></text:p>
      <text:p text:style-name="Console-Normal">$ <text:span text:style-name="T11">sudo apt-get install python</text:span></text:p>
      <text:p text:style-name="Console-Normal">#<text:span text:style-name="T16">update python</text:span></text:p>
      <text:p text:style-name="Console-Normal">$ <text:span text:style-name="T16">sudo add-apt-repository ppa:fkrull/deadsnakes</text:span></text:p>
      <text:p text:style-name="Console-Normal">$ <text:span text:style-name="T16">sudo apt-get update</text:span></text:p>
      <text:p text:style-name="Console-Normal">$ <text:span text:style-name="T16">sudo apt-get install python</text:span></text:p>
      <text:p text:style-name="Console-Normal"><text:s/></text:p>
      <text:p text:style-name="Console-Normal">$ <text:span text:style-name="T11">sudo apt-get install wxgtk2.8</text:span></text:p>
      <text:p text:style-name="Console-Normal"><text:span text:style-name="Source_20_Text"><text:span text:style-name="T13">$</text:span></text:span><text:span text:style-name="Source_20_Text"><text:span text:style-name="T5"> </text:span></text:span><text:span text:style-name="Source_20_Text"><text:span text:style-name="T6">sudo apt-get install python-pip</text:span></text:span></text:p>
      <text:p text:style-name="Console-Normal"><text:span text:style-name="Source_20_Text"/></text:p>
      <text:p text:style-name="Console-Normal"><text:span text:style-name="Source_20_Text"><text:span text:style-name="T17">#</text:span></text:span><text:span text:style-name="Source_20_Text"><text:span text:style-name="T18">Robotframework</text:span></text:span></text:p>
      <text:p text:style-name="Console-Normal"><text:span text:style-name="T20">$ </text:span><text:span text:style-name="T11">sudo pip install robotframework</text:span> </text:p>
      <text:p text:style-name="Console-Normal">#pip install –upgrade robotframework</text:p>
      <text:p text:style-name="Console-Normal">#pip uninstall robotframework</text:p>
      <text:p text:style-name="Console-Normal"><text:span text:style-name="T20">$ </text:span><text:span text:style-name="T11">sudo pip install robotframework-ride</text:span></text:p>
      <text:p text:style-name="Console-Normal"><text:span text:style-name="T20">$ </text:span><text:span text:style-name="T11">sudo pip install robotframework-selenium2library</text:span></text:p>
      <text:p text:style-name="Console-Normal"><text:span text:style-name="Source_20_Text"><text:span text:style-name="T15">$ </text:span></text:span><text:span text:style-name="Source_20_Text"><text:span text:style-name="T6">sudo pip install robotframework-appiumlibrary</text:span></text:span></text:p>
      <text:p text:style-name="Console-Normal"><text:span text:style-name="Source_20_Text"/></text:p>
      <text:p text:style-name="P8"><text:soft-page-break/></text:p>
      <text:list xml:id="list175345235552950" text:continue-numbering="true" text:style-name="MyNumbering">
        <text:list-item>
          <text:p text:style-name="NumberedTitle-1.">TestLink</text:p>
        </text:list-item>
      </text:list>
      <text:p text:style-name="Normal_20_bekezdes">TestLink is a web-based test management system that facilitates software quality assurance.</text:p>
      <text:p text:style-name="P5"/>
      <text:list xml:id="list175345168764944" text:continue-numbering="true" text:style-name="MyNumbering">
        <text:list-item>
          <text:p text:style-name="NumberedTitle-1.">Xvfb</text:p>
        </text:list-item>
      </text:list>
      <text:p text:style-name="P13">Xvfb/X virtual framebuffer is a display server implementing the X11 display server protocol. Xvfb performs all graphical operations in memory without showing any screen output.</text:p>
      <text:p text:style-name="P14">From the point of view of the client, it acts exactly like any other X display server, serving requests and sending events and errors as appropriate. However, no output is shown. This virtual server does not require the computer it is running on to have screen or any input device.</text:p>
      <text:p text:style-name="P15">This application is needed for running front-end automated test cases.</text:p>
      <text:list xml:id="list175345805178611" text:continue-numbering="true" text:style-name="MyNumbering">
        <text:list-item>
          <text:list>
            <text:list-item>
              <text:h text:style-name="NumberedTitle-1.1_2c_" text:outline-level="2">Install</text:h>
            </text:list-item>
          </text:list>
        </text:list-item>
      </text:list>
      <text:p text:style-name="Console-Normal">$ <text:span text:style-name="Source_20_Text"><text:span text:style-name="T6">sudo apt-get </text:span></text:span><text:span text:style-name="Source_20_Text"><text:span text:style-name="T7">install xvfb</text:span></text:span></text:p>
      <text:list xml:id="list6711294446026983226" text:style-name="L1">
        <text:list-header>
          <text:p text:style-name="P17"/>
        </text:list-header>
      </text:list>
      <text:list xml:id="list175345526395141" text:continue-list="list175345805178611" text:style-name="MyNumbering">
        <text:list-item>
          <text:p text:style-name="NumberedTitle-1.">fluxbox</text:p>
        </text:list-item>
      </text:list>
      <text:p text:style-name="Normal_20_bekezdes">Fluxbox is an alternative window manager for Ubuntu that is extrem<text:span text:style-name="T29">e</text:span>ly lightweight and customizable.</text:p>
      <text:list xml:id="list175344873286622" text:continue-numbering="true" text:style-name="MyNumbering">
        <text:list-item>
          <text:list>
            <text:list-item>
              <text:h text:style-name="NumberedTitle-1.1_2c_" text:outline-level="2">Install</text:h>
            </text:list-item>
          </text:list>
        </text:list-item>
      </text:list>
      <text:p text:style-name="Console-Normal">$ <text:span text:style-name="Source_20_Text"><text:span text:style-name="T6">sudo apt-get </text:span></text:span><text:span text:style-name="Source_20_Text"><text:span text:style-name="T7">install fluxbox</text:span></text:span></text:p>
      <text:p text:style-name="P2"/>
      <text:list xml:id="list175344839904114" text:continue-numbering="true" text:style-name="MyNumbering">
        <text:list-item>
          <text:p text:style-name="NumberedTitle-1.">Jenkins</text:p>
        </text:list-item>
      </text:list>
      <text:p text:style-name="Normal_20_bekezdes">Jenkins is an open source automation server written in java.</text:p>
      <text:p text:style-name="P7"/>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Droid Sans Mono" svg:font-family="'Droid Sans Mono'" style:font-family-generic="modern" style:font-pitch="fixed"/>
    <style:font-face style:name="Liberation Mono" svg:font-family="'Liberation Mono'" style:font-family-generic="modern" style:font-pitch="fixed"/>
    <style:font-face style:name="DejaVu Sans" svg:font-family="'DejaVu Sans'"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yITDocStyle" style:family="paragraph"/>
    <style:style style:name="MainTittle" style:family="paragraph" style:parent-style-name="MyITDocStyle">
      <style:paragraph-properties fo:margin-top="0in" fo:margin-bottom="0.1201in" loext:contextual-spacing="false" fo:text-align="center" style:justify-single-word="false"/>
      <style:text-properties style:font-name="Arial" fo:font-family="Arial" style:font-style-name="Bold" style:font-family-generic="swiss" style:font-pitch="variable" fo:font-size="22pt" fo:font-weight="bold" style:font-size-asian="22pt" style:font-size-complex="22pt"/>
    </style:style>
    <style:style style:name="NumberedTitle-1." style:family="paragraph" style:parent-style-name="MyITDocStyle" style:list-style-name="MyNumbering">
      <style:paragraph-properties fo:margin-top="0.0783in" fo:margin-bottom="0in" loext:contextual-spacing="false" fo:text-align="justify" style:justify-single-word="false">
        <style:tab-stops/>
      </style:paragraph-properties>
      <style:text-properties style:font-name="Arial" fo:font-family="Arial" style:font-style-name="Bold" style:font-family-generic="swiss" style:font-pitch="variable" fo:font-weight="bold" fo:background-color="transparent" style:font-size-asian="10.5pt"/>
    </style:style>
    <style:style style:name="Normal_20_bekezdes" style:display-name="Normal bekezdes" style:family="paragraph" style:parent-style-name="MyITDocStyle">
      <loext:graphic-properties draw:fill="none" draw:fill-color="#99ccff"/>
      <style:paragraph-properties fo:margin-left="0.25in" fo:margin-right="0in" fo:margin-top="0.0783in" fo:margin-bottom="0in" loext:contextual-spacing="false" fo:text-align="justify" style:justify-single-word="false" fo:text-indent="0.1252in" style:auto-text-indent="false" fo:background-color="transparent">
        <style:tab-stops/>
      </style:paragraph-properties>
      <style:text-properties style:font-name="Arial1" fo:font-family="Arial" style:font-style-name="Regular" style:font-family-generic="swiss" style:font-pitch="variable" fo:font-size="11pt" style:text-underline-style="none" fo:font-weight="normal" officeooo:rsid="00391074" style:font-size-asian="11pt" style:font-weight-asian="normal" style:font-size-complex="11pt" style:font-weight-complex="normal"/>
    </style:style>
    <style:style style:name="Sender" style:family="paragraph" style:parent-style-name="Standard" style:class="extra">
      <style:paragraph-properties fo:margin-top="0in" fo:margin-bottom="0.0417in" loext:contextual-spacing="false" text:number-lines="false" text:line-number="0"/>
    </style:style>
    <style:style style:name="NumberedTitle-1.1_2c_" style:display-name="NumberedTitle-1.1," style:family="paragraph" style:parent-style-name="MyITDocStyle" style:default-outline-level="2" style:list-style-name="MyNumbering" style:master-page-name="">
      <style:paragraph-properties fo:margin-top="0.1in" fo:margin-bottom="0in" loext:contextual-spacing="false" fo:text-align="justify" style:justify-single-word="false" style:page-number="auto"/>
      <style:text-properties style:font-name="Arial1" fo:font-family="Arial" style:font-style-name="Regular" style:font-family-generic="swiss" style:font-pitch="variable" fo:font-weight="normal" style:font-size-asian="10.5pt"/>
    </style:style>
    <style:style style:name="Console-Normal" style:family="paragraph" style:parent-style-name="MyITDocStyle">
      <loext:graphic-properties draw:fill="solid" draw:fill-color="#e6e6e6"/>
      <style:paragraph-properties fo:margin-left="0.6866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0cf8d" style:font-size-asian="11pt" style:font-weight-asian="normal" style:font-size-complex="11pt" style:font-weight-complex="normal"/>
    </style:style>
    <style:style style:name="Reszletezes-Fobekezdes" style:family="paragraph" style:parent-style-name="MyITDocStyle">
      <loext:graphic-properties draw:fill="none" draw:fill-color="#99ccff"/>
      <style:paragraph-properties fo:margin-left="1.6598in" fo:margin-right="0in" fo:margin-top="0.0783in" fo:margin-bottom="0in" loext:contextual-spacing="false" fo:text-align="justify" style:justify-single-word="false" fo:text-indent="-1in" style:auto-text-indent="false" fo:background-color="transparent">
        <style:tab-stops/>
      </style:paragraph-properties>
      <style:text-properties style:font-name="Arial1" fo:font-family="Arial" style:font-style-name="Regular" style:font-family-generic="swiss" style:font-pitch="variable" fo:font-size="11pt" style:text-underline-style="none" fo:font-weight="normal" officeooo:rsid="0320f1c4"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MyNumbering">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in" fo:text-indent="-0.45in" fo:margin-left="0.7in"/>
        </style:list-level-properties>
      </text:list-level-style-number>
      <text:list-level-style-number text:level="3" style:num-suffix="." style:num-format="1" text:display-levels="3">
        <style:list-level-properties text:list-level-position-and-space-mode="label-alignment">
          <style:list-level-label-alignment text:label-followed-by="space" fo:text-indent="-0.6in" fo:margin-left="0.6in"/>
        </style:list-level-properties>
      </text:list-level-style-number>
      <text:list-level-style-number text:level="4" style:num-suffix="." style:num-format="1">
        <style:list-level-properties text:list-level-position-and-space-mode="label-alignment">
          <style:list-level-label-alignment text:label-followed-by="space" fo:text-indent="-0.6in" fo:margin-left="0.6in"/>
        </style:list-level-properties>
      </text:list-level-style-number>
      <text:list-level-style-number text:level="5" style:num-suffix="." style:num-format="1">
        <style:list-level-properties text:list-level-position-and-space-mode="label-alignment">
          <style:list-level-label-alignment text:label-followed-by="space" fo:text-indent="-0.6in" fo:margin-left="0.6in"/>
        </style:list-level-properties>
      </text:list-level-style-number>
      <text:list-level-style-number text:level="6" style:num-suffix="." style:num-format="1">
        <style:list-level-properties text:list-level-position-and-space-mode="label-alignment">
          <style:list-level-label-alignment text:label-followed-by="space" fo:text-indent="-0.6in" fo:margin-left="0.6in"/>
        </style:list-level-properties>
      </text:list-level-style-number>
      <text:list-level-style-number text:level="7" style:num-suffix="." style:num-format="1">
        <style:list-level-properties text:list-level-position-and-space-mode="label-alignment">
          <style:list-level-label-alignment text:label-followed-by="space" fo:text-indent="-0.6in" fo:margin-left="0.6in"/>
        </style:list-level-properties>
      </text:list-level-style-number>
      <text:list-level-style-number text:level="8" style:num-suffix="." style:num-format="1">
        <style:list-level-properties text:list-level-position-and-space-mode="label-alignment">
          <style:list-level-label-alignment text:label-followed-by="space" fo:text-indent="-0.6in" fo:margin-left="0.6in"/>
        </style:list-level-properties>
      </text:list-level-style-number>
      <text:list-level-style-number text:level="9" style:num-suffix="." style:num-format="1">
        <style:list-level-properties text:list-level-position-and-space-mode="label-alignment">
          <style:list-level-label-alignment text:label-followed-by="space" fo:text-indent="-0.6in" fo:margin-left="0.6in"/>
        </style:list-level-properties>
      </text:list-level-style-number>
      <text:list-level-style-number text:level="10" style:num-suffix="." style:num-format="1">
        <style:list-level-properties text:list-level-position-and-space-mode="label-alignment">
          <style:list-level-label-alignment text:label-followed-by="space" fo:text-indent="-0.6in" fo:margin-left="0.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creation-date>2007-09-17T16:01:11</meta:creation-date>
    <dc:date>2017-03-26T17:53:43.586716384</dc:date>
    <dc:language>hu-HU</dc:language>
    <meta:editing-cycles>205</meta:editing-cycles>
    <meta:editing-duration>P13DT17H5M10S</meta:editing-duration>
    <meta:document-statistic meta:table-count="0" meta:image-count="0" meta:object-count="0" meta:page-count="3" meta:paragraph-count="66" meta:word-count="626" meta:character-count="4112" meta:non-whitespace-character-count="3575"/>
    <meta:user-defined meta:name="Info 1"/>
    <meta:user-defined meta:name="Info 2"/>
    <meta:user-defined meta:name="Info 3"/>
    <meta:user-defined meta:name="Info 4"/>
  </office:meta>
</office:document-meta>
</file>